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text-align="start" style:justify-single-word="false" fo:orphans="2" fo:widows="2" fo:hyphenation-ladder-count="no-limit"/>
      <style:text-properties style:font-name="DejaVu Sans Condensed" fo:font-size="12pt" fo:font-weight="bold" officeooo:rsid="0039c7d6" officeooo:paragraph-rsid="0039c7d6"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41eab6" officeooo:paragraph-rsid="0041eab6"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orphans="2" fo:widows="2" fo:hyphenation-ladder-count="no-limit"/>
      <style:text-properties style:font-name="DejaVu Sans Condensed" fo:font-size="12pt" fo:font-weight="bold" officeooo:paragraph-rsid="001a67a6" style:letter-kerning="true" style:font-size-asian="12pt" style:font-weight-asian="bold" style:font-size-complex="12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text-align="start" style:justify-single-word="false" fo:orphans="2" fo:widows="2" fo:hyphenation-ladder-count="no-limit"/>
      <style:text-properties style:font-name="DejaVu Sans Condensed" fo:font-size="12pt" fo:font-weight="normal" officeooo:rsid="0039c7d6" officeooo:paragraph-rsid="0039c7d6"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fo:orphans="2" fo:widows="2" fo:hyphenation-ladder-count="no-limit"/>
      <style:text-properties officeooo:paragraph-rsid="002378b2"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list-style-name="L1">
      <style:paragraph-properties fo:text-align="start" style:justify-single-word="false" fo:orphans="2" fo:widows="2" fo:hyphenation-ladder-count="no-limit"/>
      <style:text-properties officeooo:paragraph-rsid="0039c7d6"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list-style-name="L4">
      <style:paragraph-properties fo:text-align="start" style:justify-single-word="false" fo:orphans="2" fo:widows="2" fo:hyphenation-ladder-count="no-limit"/>
      <style:text-properties officeooo:paragraph-rsid="0029d3ef"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1eab6" officeooo:paragraph-rsid="0041eab6"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3d1d8" officeooo:paragraph-rsid="0043d1d8"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10dfb6" officeooo:paragraph-rsid="001715a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1715af" officeooo:paragraph-rsid="001715a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list-style-name="L5">
      <style:paragraph-properties fo:text-align="start" style:justify-single-word="false" fo:orphans="2" fo:widows="2" fo:hyphenation-ladder-count="no-limit"/>
      <style:text-properties style:font-name="DejaVu Sans Condensed" fo:font-size="12pt" fo:font-weight="normal" officeooo:rsid="0047e725" officeooo:paragraph-rsid="0047e725"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L3">
      <style:paragraph-properties fo:orphans="2" fo:widows="2" fo:hyphenation-ladder-count="no-limit"/>
      <style:text-properties style:font-name="DejaVu Sans Condensed" fo:font-size="12pt" officeooo:paragraph-rsid="003923d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55963" officeooo:paragraph-rsid="001715a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4">
      <style:paragraph-properties fo:text-align="start" style:justify-single-word="false" fo:orphans="2" fo:widows="2" fo:hyphenation-ladder-count="no-limit"/>
      <style:text-properties style:font-name="DejaVu Sans Condensed" fo:font-size="12pt" officeooo:rsid="00155963" officeooo:paragraph-rsid="0029d3e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3d61f" officeooo:paragraph-rsid="0018d49d"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3d61f" officeooo:paragraph-rsid="0015596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715af" officeooo:paragraph-rsid="001715a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4673b0" officeooo:paragraph-rsid="004673b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3">
      <style:paragraph-properties fo:text-align="start" style:justify-single-word="false" fo:orphans="2" fo:widows="2" fo:hyphenation-ladder-count="no-limit"/>
      <style:text-properties style:font-name="DejaVu Sans Condensed" fo:font-size="12pt" officeooo:paragraph-rsid="0018d49d"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start" style:justify-single-word="false" fo:orphans="2" fo:widows="2" fo:hyphenation-ladder-count="no-limit"/>
      <style:text-properties style:font-name="DejaVu Sans Condensed" fo:font-size="12pt" officeooo:paragraph-rsid="0018d49d"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text-align="start" style:justify-single-word="false" fo:orphans="2" fo:widows="2" fo:hyphenation-ladder-count="no-limit"/>
      <style:text-properties style:font-name="DejaVu Sans Condensed" fo:font-size="12pt" fo:font-weight="bold" officeooo:rsid="0047e725" officeooo:paragraph-rsid="0047e725"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3">
      <style:paragraph-properties fo:text-align="start" style:justify-single-word="false" fo:orphans="2" fo:widows="2" fo:hyphenation-ladder-count="no-limit"/>
      <style:text-properties style:text-line-through-style="solid" style:text-line-through-type="single" style:font-name="DejaVu Sans Condensed" fo:font-size="12pt" officeooo:rsid="00155963" officeooo:paragraph-rsid="001715a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3">
      <style:paragraph-properties fo:text-align="start" style:justify-single-word="false" fo:orphans="2" fo:widows="2" fo:hyphenation-ladder-count="no-limit"/>
      <style:text-properties style:text-line-through-style="solid" style:text-line-through-type="single" style:font-name="DejaVu Sans Condensed" fo:font-size="12pt" officeooo:rsid="00155963" officeooo:paragraph-rsid="0015596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officeooo:rsid="00155963" style:font-weight-asian="normal" style:font-weight-complex="normal"/>
    </style:style>
    <style:style style:name="T2" style:family="text">
      <style:text-properties fo:font-weight="normal" officeooo:rsid="001a67a6" style:font-weight-asian="normal" style:font-weight-complex="normal"/>
    </style:style>
    <style:style style:name="T3" style:family="text">
      <style:text-properties fo:font-weight="normal" officeooo:rsid="001c2e04" style:font-weight-asian="normal" style:font-weight-complex="normal"/>
    </style:style>
    <style:style style:name="T4" style:family="text">
      <style:text-properties fo:font-weight="normal" officeooo:rsid="0029d3ef" style:font-weight-asian="normal" style:font-weight-complex="normal"/>
    </style:style>
    <style:style style:name="T5" style:family="text">
      <style:text-properties fo:font-weight="normal" officeooo:rsid="0013d61f" style:font-weight-asian="normal" style:font-weight-complex="normal"/>
    </style:style>
    <style:style style:name="T6" style:family="text">
      <style:text-properties fo:font-weight="normal" style:letter-kerning="true" style:font-weight-asian="normal"/>
    </style:style>
    <style:style style:name="T7" style:family="text">
      <style:text-properties fo:font-weight="normal" officeooo:rsid="0010dfb6" style:letter-kerning="true" style:font-weight-asian="normal"/>
    </style:style>
    <style:style style:name="T8" style:family="text">
      <style:text-properties fo:font-weight="normal" style:letter-kerning="true" style:font-weight-asian="normal" style:font-weight-complex="normal"/>
    </style:style>
    <style:style style:name="T9" style:family="text">
      <style:text-properties fo:font-weight="normal" officeooo:rsid="00155963" style:letter-kerning="true" style:font-weight-asian="normal" style:font-weight-complex="normal"/>
    </style:style>
    <style:style style:name="T10" style:family="text">
      <style:text-properties fo:font-weight="normal" officeooo:rsid="001715af" style:letter-kerning="true" style:font-weight-asian="normal" style:font-weight-complex="normal"/>
    </style:style>
    <style:style style:name="T11" style:family="text">
      <style:text-properties fo:font-weight="normal" officeooo:rsid="0029d3ef" style:letter-kerning="true" style:font-weight-asian="normal" style:font-weight-complex="normal"/>
    </style:style>
    <style:style style:name="T12" style:family="text">
      <style:text-properties fo:font-weight="normal" officeooo:rsid="0018d49d" style:letter-kerning="true" style:font-weight-asian="normal"/>
    </style:style>
    <style:style style:name="T13" style:family="text">
      <style:text-properties fo:font-weight="normal" officeooo:rsid="001715af" style:letter-kerning="true" style:font-weight-asian="normal"/>
    </style:style>
    <style:style style:name="T14" style:family="text">
      <style:text-properties fo:font-weight="normal" officeooo:rsid="001a67a6" style:letter-kerning="true" style:font-weight-asian="normal"/>
    </style:style>
    <style:style style:name="T15" style:family="text">
      <style:text-properties fo:font-weight="normal" style:letter-kerning="true" style:font-weight-asian="normal" style:font-weight-complex="bold"/>
    </style:style>
    <style:style style:name="T16" style:family="text">
      <style:text-properties fo:font-weight="normal" officeooo:rsid="0029d3ef" style:letter-kerning="true" style:font-weight-asian="normal" style:font-weight-complex="bold"/>
    </style:style>
    <style:style style:name="T17" style:family="text">
      <style:text-properties fo:font-weight="normal" officeooo:rsid="0035a833" style:letter-kerning="true" style:font-weight-asian="normal"/>
    </style:style>
    <style:style style:name="T18" style:family="text">
      <style:text-properties fo:font-weight="normal" officeooo:rsid="003923da" style:letter-kerning="true" style:font-weight-asian="normal"/>
    </style:style>
    <style:style style:name="T19" style:family="text">
      <style:text-properties fo:font-weight="bold" style:letter-kerning="true" style:font-weight-asian="bold" style:font-weight-complex="bold"/>
    </style:style>
    <style:style style:name="T20" style:family="text">
      <style:text-properties fo:font-weight="bold" officeooo:rsid="0010dfb6" style:letter-kerning="true" style:font-weight-asian="bold" style:font-weight-complex="bold"/>
    </style:style>
    <style:style style:name="T21" style:family="text">
      <style:text-properties fo:font-weight="bold" officeooo:rsid="00155963" style:letter-kerning="true" style:font-weight-asian="bold" style:font-weight-complex="bold"/>
    </style:style>
    <style:style style:name="T22" style:family="text">
      <style:text-properties fo:font-weight="bold" officeooo:rsid="001715af" style:letter-kerning="true" style:font-weight-asian="bold" style:font-weight-complex="bold"/>
    </style:style>
    <style:style style:name="T23" style:family="text">
      <style:text-properties fo:font-weight="bold" officeooo:rsid="001a67a6" style:letter-kerning="true"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officeooo:rsid="0029d3ef" style:font-weight-asian="bold" style:font-weight-complex="bold"/>
    </style:style>
    <style:style style:name="T26" style:family="text">
      <style:text-properties officeooo:rsid="0029d3ef"/>
    </style:style>
    <style:style style:name="T27" style:family="text">
      <style:text-properties style:font-name="DejaVu Sans Condensed" fo:font-size="12pt" fo:font-weight="normal" officeooo:rsid="001715af" style:letter-kerning="true" style:font-size-asian="12pt" style:font-weight-asian="normal" style:font-size-complex="12pt" style:font-weight-complex="normal"/>
    </style:style>
    <style:style style:name="T28" style:family="text">
      <style:text-properties style:font-name="DejaVu Sans Condensed" fo:font-size="12pt" fo:font-weight="normal" officeooo:rsid="0039c7d6" style:letter-kerning="true" style:font-size-asian="12pt" style:font-weight-asian="normal" style:font-size-complex="12pt" style:font-weight-complex="normal"/>
    </style:style>
    <style:style style:name="T29" style:family="text">
      <style:text-properties style:font-name="DejaVu Sans Condensed" fo:font-size="12pt" fo:font-weight="bold" officeooo:rsid="001715af" style:letter-kerning="true" style:font-size-asian="12pt" style:font-weight-asian="bold" style:font-size-complex="12pt" style:font-weight-complex="bold"/>
    </style:style>
    <style:style style:name="T30" style:family="text">
      <style:text-properties style:font-name="DejaVu Sans Condensed" fo:font-size="12pt" fo:font-weight="bold" officeooo:rsid="0039ad8f" style:letter-kerning="true" style:font-size-asian="12pt" style:font-weight-asian="bold" style:font-size-complex="12pt" style:font-weight-complex="bold"/>
    </style:style>
    <style:style style:name="T31" style:family="text">
      <style:text-properties style:font-name="DejaVu Sans Condensed" fo:font-size="12pt" fo:font-weight="bold" officeooo:rsid="0039c7d6" style:letter-kerning="true" style:font-size-asian="12pt" style:font-weight-asian="bold" style:font-size-complex="12pt" style:font-weight-complex="bold"/>
    </style:style>
    <style:style style:name="T32" style:family="text">
      <style:text-properties style:font-name="DejaVu Sans Condensed" fo:font-size="12pt" fo:font-weight="bold" officeooo:rsid="002eea1a" style:letter-kerning="true" style:font-size-asian="12pt" style:font-weight-asian="bold" style:font-size-complex="12pt" style:font-weight-complex="bold"/>
    </style:style>
    <style:style style:name="T33" style:family="text">
      <style:text-properties style:font-name="DejaVu Sans Condensed" fo:font-size="12pt" fo:font-weight="bold" officeooo:rsid="0035c3fc" style:letter-kerning="true" style:font-size-asian="12pt" style:font-weight-asian="bold" style:font-size-complex="12pt" style:font-weight-complex="bold"/>
    </style:style>
    <style:style style:name="T34" style:family="text">
      <style:text-properties style:font-name="DejaVu Sans Condensed" fo:font-size="12pt" fo:font-weight="bold" officeooo:rsid="0041a097" style:letter-kerning="true" style:font-size-asian="12pt" style:font-weight-asian="bold" style:font-size-complex="12pt" style:font-weight-complex="bold"/>
    </style:style>
    <style:style style:name="T35" style:family="text">
      <style:text-properties style:font-name="DejaVu Sans Condensed" fo:font-size="12pt" fo:font-weight="bold" officeooo:rsid="002c33b6" style:letter-kerning="true" style:font-size-asian="12pt" style:font-weight-asian="bold" style:font-size-complex="12pt" style:font-weight-complex="bold"/>
    </style:style>
    <style:style style:name="T36" style:family="text">
      <style:text-properties style:font-name="DejaVu Sans Condensed" fo:font-size="12pt" fo:font-weight="bold" officeooo:rsid="002ee0a5" style:letter-kerning="true" style:font-size-asian="12pt" style:font-weight-asian="bold" style:font-size-complex="12pt" style:font-weight-complex="bold"/>
    </style:style>
    <style:style style:name="T37" style:family="text">
      <style:text-properties style:font-name="DejaVu Sans Condensed" fo:font-size="12pt" fo:font-weight="bold" officeooo:rsid="002378b2" style:letter-kerning="true" style:font-size-asian="12pt" style:font-weight-asian="bold" style:font-size-complex="12pt" style:font-weight-complex="bold"/>
    </style:style>
    <style:style style:name="T38" style:family="text">
      <style:text-properties officeooo:rsid="0013d61f" style:font-weight-complex="bold"/>
    </style:style>
    <style:style style:name="T39" style:family="text">
      <style:text-properties fo:color="#c9211e" loext:opacity="100%" fo:font-weight="bold" officeooo:rsid="0046d33f" style:font-weight-asian="bold" style:font-weight-complex="bold"/>
    </style:style>
    <style:style style:name="T40" style:family="text">
      <style:text-properties fo:color="#c9211e" loext:opacity="100%" fo:font-weight="bold" officeooo:rsid="004b5808" style:font-weight-asian="bold" style:font-weight-complex="bold"/>
    </style:style>
    <style:style style:name="T41" style:family="text">
      <style:text-properties style:text-line-through-style="solid" style:text-line-through-type="single"/>
    </style:style>
    <style:style style:name="T42" style:family="text">
      <style:text-properties style:text-line-through-style="solid" style:text-line-through-type="single" fo:font-weight="bold" style:font-weight-asian="bold" style:font-weight-complex="bold"/>
    </style:style>
    <style:style style:name="T43" style:family="text">
      <style:text-properties style:text-line-through-style="solid" style:text-line-through-type="single" officeooo:rsid="0041eab6"/>
    </style:style>
    <style:style style:name="T44" style:family="text">
      <style:text-properties officeooo:rsid="0047e725"/>
    </style:style>
    <style:style style:name="T45" style:family="text">
      <style:text-properties style:letter-kerning="true"/>
    </style:style>
    <style:style style:name="T46" style:family="text">
      <style:text-properties officeooo:rsid="001a67a6" style:letter-kerning="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2">5</text:span><text:span text:style-name="T33">0</text:span><text:span text:style-name="T34">2</text:span><text:span text:style-name="T35"> - </text:span><text:span text:style-name="T36">A/G - </text:span><text:span text:style-name="T37">BK 90 glide cluster bombs</text:span></text:p>
      <text:p text:style-name="P1"/>
      <text:p text:style-name="P2">Mixed weapon loadouts</text:p>
      <text:list text:style-name="L1">
        <text:list-item>
          <text:p text:style-name="P7"><text:span text:style-name="T31">Mixed loadouts are not valid</text:span><text:span text:style-name="T28">, </text:span><text:span text:style-name="T31">except</text:span><text:span text:style-name="T28"> the following: RB-24/-24J A2A missiles are allowed with any loadout, and AKAN 30 mm gunpods are allowed with RB-75 (Maverick) or RB-05A (MCLOS) missiles.</text:span></text:p>
        </text:list-item>
      </text:list>
      <text:p text:style-name="P5"/>
      <text:p text:style-name="P3">Using Radar To Find Targets:</text:p>
      <text:list text:style-name="L2">
        <text:list-item>
          <text:p text:style-name="P9">Make sure you have a good nav fix using TERNAV or enroute waypoint fixes. </text:p>
          <text:list>
            <text:list-item>
              <text:p text:style-name="P9">Remember that doing radar fixes on M target points don't correct your ownship position, which is crucial for weapons like BK-90</text:p>
            </text:list-item>
          </text:list>
        </text:list-item>
        <text:list-item>
          <text:p text:style-name="P9">Higher altitude = better picture but more danger. 400 is okay for lightly defended targets. </text:p>
        </text:list-item>
        <text:list-item>
          <text:p text:style-name="P9">Ground targets may start to be made out at around 30km. </text:p>
        </text:list-item>
        <text:list-item>
          <text:p text:style-name="P9">Play with antenna elevation and gain to try to get better contrast on a ground contact. </text:p>
        </text:list-item>
        <text:list-item>
          <text:p text:style-name="P10">Use Bx1-5 (markpoints) to identify targets of opportunity. </text:p>
        </text:list-item>
      </text:list>
      <text:p text:style-name="P1"/>
      <text:p text:style-name="P4"><text:span text:style-name="T38">BK 90 Mjolnir glide cluster bomb</text:span><text:span text:style-name="T5"> </text:span><text:span text:style-name="T1">-- MJ1 </text:span><text:span text:style-name="T2">is</text:span><text:span text:style-name="T1"> </text:span><text:span text:style-name="T2">72</text:span><text:span text:style-name="T3">x</text:span><text:span text:style-name="T2"> </text:span><text:span text:style-name="T1">HE/frag </text:span><text:span text:style-name="T4">bomblets</text:span><text:span text:style-name="T1">, MJ2 </text:span><text:span text:style-name="T2">is 24</text:span><text:span text:style-name="T3">x</text:span><text:span text:style-name="T1"> AP </text:span><text:span text:style-name="T4">bomblets</text:span></text:p>
      <text:list xml:id="list1057272305" text:style-name="L3">
        <text:list-item>
          <text:p text:style-name="P14"><text:span text:style-name="T20">Weapon Selector</text:span><text:span text:style-name="T7"> dial </text:span><text:span text:style-name="T18">...</text:span><text:span text:style-name="T7"> </text:span><text:span text:style-name="T21">ATTACK</text:span></text:p>
        </text:list-item>
        <text:list-item>
          <text:p text:style-name="P14"><text:span text:style-name="T20">Release Mode</text:span><text:span text:style-name="T7"> switch </text:span><text:span text:style-name="T18">...</text:span><text:span text:style-name="T7"> </text:span><text:span text:style-name="T20">SERIE</text:span><text:span text:style-name="T7"> (default)</text:span></text:p>
        </text:list-item>
        <text:list-item>
          <text:p text:style-name="P11">Set QFE on altimeter to value shown in kneeboard for target waypoint. <text:span text:style-name="T44">(Optional)</text:span></text:p>
        </text:list-item>
        <text:list-item>
          <text:p text:style-name="P12"><text:span text:style-name="T41">Default </text:span><text:span text:style-name="T42">bomb approach altitude</text:span><text:span text:style-name="T41"> is 60 m AGL (internal radar altimeter). </text:span><text:span text:style-name="T43">Note this altitude is approach, (to clear obstacles and avoid air defense enroute) not release, release altitude is not alterable.</text:span><text:span text:style-name="T41"> To change: </text:span><text:span text:style-name="T39">(CURRENTLY NOT FUNCTIONAL </text:span><text:span text:style-name="T40">as of june 2024</text:span><text:span text:style-name="T39">)</text:span></text:p>
          <text:list>
            <text:list-item>
              <text:p text:style-name="P24"><text:span text:style-name="T13">Set </text:span><text:span text:style-name="T22">Targeting Mode</text:span><text:span text:style-name="T13"> switch to </text:span><text:span text:style-name="T22">VALB</text:span><text:span text:style-name="T13"> (default). <text:s/>(If set to </text:span><text:span text:style-name="T22">STD</text:span><text:span text:style-name="T13">, height will be 60 m.)</text:span></text:p>
            </text:list-item>
            <text:list-item>
              <text:p text:style-name="P25"><text:span text:style-name="T6">Set </text:span><text:span text:style-name="T19">TAKT - IN</text:span><text:span text:style-name="T6">.</text:span></text:p>
            </text:list-item>
            <text:list-item>
              <text:p text:style-name="P25"><text:span text:style-name="T6">Enter </text:span><text:span text:style-name="T19">91</text:span><text:span text:style-name="T6">, then </text:span><text:span text:style-name="T19">three digit altitude in m</text:span><text:span text:style-name="T6"> (30 to 500 m).<text:line-break/></text:span><text:span text:style-name="T19">910300</text:span><text:span text:style-name="T6"> = 30 m, </text:span><text:span text:style-name="T19">915000</text:span><text:span text:style-name="T6"> = 500 m. <text:s/>Default is 60 m (or </text:span><text:span text:style-name="T19">910000</text:span><text:span text:style-name="T6">).</text:span></text:p>
            </text:list-item>
            <text:list-item>
              <text:p text:style-name="P25"><text:span text:style-name="T6">Press </text:span><text:span text:style-name="T19">LS</text:span><text:span text:style-name="T6">, then set </text:span><text:span text:style-name="T19">AKT POS - OUT</text:span><text:span text:style-name="T6">.</text:span></text:p>
            </text:list-item>
          </text:list>
        </text:list-item>
        <text:list-item>
          <text:p text:style-name="P12">Default <text:span text:style-name="T24">bomb pattern</text:span> is Compact, <text:span text:style-name="T26">both bombs burst over same location</text:span>. <text:s/><text:span text:style-name="T26">Bomb patterns only work if dropping both bombs in </text:span><text:span text:style-name="T25">SERIE</text:span><text:span text:style-name="T26">.</text:span> <text:s/>To change:</text:p>
          <text:list>
            <text:list-item>
              <text:p text:style-name="P15"><text:span text:style-name="T6">Set </text:span><text:span text:style-name="T19">TAKT - IN</text:span><text:span text:style-name="T15">, </text:span><text:span text:style-name="T16">then enter:</text:span></text:p>
            </text:list-item>
          </text:list>
        </text:list-item>
      </text:list>
      <text:list text:style-name="L4">
        <text:list-item>
          <text:list>
            <text:list-item>
              <text:list>
                <text:list-item>
                  <text:p text:style-name="P16"><text:span text:style-name="T19">9</text:span><text:span text:style-name="T22">21000</text:span><text:span text:style-name="T10"> for Long </text:span><text:span text:style-name="T11">(bombs burst in line one after the other)</text:span></text:p>
                </text:list-item>
                <text:list-item>
                  <text:p text:style-name="P16"><text:span text:style-name="T22">922000</text:span><text:span text:style-name="T10"> for Wide </text:span><text:span text:style-name="T11">(bombs burst next to each other)</text:span></text:p>
                </text:list-item>
                <text:list-item>
                  <text:p text:style-name="P8"><text:span text:style-name="T29">92</text:span><text:span text:style-name="T30">3</text:span><text:span text:style-name="T29">000</text:span><text:span text:style-name="T30"> or 920000</text:span><text:span text:style-name="T27"> for Compact (default)</text:span></text:p>
                </text:list-item>
              </text:list>
            </text:list-item>
          </text:list>
        </text:list-item>
      </text:list>
      <text:list xml:id="list114445441034496" text:continue-list="list1057272305" text:style-name="L3">
        <text:list-item>
          <text:list>
            <text:list-item>
              <text:p text:style-name="P15"><text:span text:style-name="T6">Press </text:span><text:span text:style-name="T19">LS</text:span><text:span text:style-name="T6">, then set </text:span><text:span text:style-name="T19">AKT POS - OUT</text:span><text:span text:style-name="T6">.</text:span></text:p>
            </text:list-item>
          </text:list>
        </text:list-item>
        <text:list-item>
          <text:p text:style-name="P15"><text:span text:style-name="T13">When approaching target waypoint, s</text:span><text:span text:style-name="T7">et </text:span><text:span text:style-name="T20">Master Mode</text:span><text:span text:style-name="T7"> dial to </text:span><text:span text:style-name="T19">ANF</text:span><text:span text:style-name="T7">.</text:span></text:p>
        </text:list-item>
        <text:list-item>
          <text:p text:style-name="P17"><text:span text:style-name="T9">Speed </text:span><text:span text:style-name="T19">0.</text:span><text:span text:style-name="T21">6</text:span><text:span text:style-name="T19"> to 0.9 Mach</text:span><text:span text:style-name="T8">.</text:span><text:span text:style-name="T6"> <text:s/></text:span><text:span text:style-name="T12">U</text:span><text:span text:style-name="T6">se </text:span><text:span text:style-name="T19">Stage 2 AB</text:span><text:span text:style-name="T6"> for about 0.85 Mach.</text:span></text:p>
        </text:list-item>
        <text:list-item>
          <text:p text:style-name="P17"><text:span text:style-name="T7">Height </text:span><text:span text:style-name="T20">50 m to </text:span><text:span text:style-name="T21">5</text:span><text:span text:style-name="T20">00 m</text:span><text:span text:style-name="T7">.</text:span></text:p>
        </text:list-item>
        <text:list-item>
          <text:p text:style-name="P18"><text:span text:style-name="T6">Hold trigger </text:span><text:span text:style-name="T19">UNSAFE</text:span><text:span text:style-name="T6"> to show HUD symbology.</text:span></text:p>
        </text:list-item>
        <text:list-item>
          <text:p text:style-name="P19"><text:span text:style-name="T17">Starting about 10 km away, d</text:span><text:span text:style-name="T6">istance bars will appear at bottom of HUD. <text:s/></text:span><text:span text:style-name="T12">When horizontal line is within the outer vertical bars, target is in range. <text:s/>Max range is about 6 to 7 km at 0.9 Mach.</text:span></text:p>
        </text:list-item>
        <text:list-item>
          <text:p text:style-name="P20"><text:span text:style-name="T12">I</text:span><text:span text:style-name="T6">f the time-distance line shows three lines really close towards the middle, </text:span><text:span text:style-name="T19">you are within minimum range</text:span><text:span text:style-name="T8">. Bail and try again. </text:span></text:p>
        </text:list-item>
        <text:list-item>
          <text:p text:style-name="P21"><text:span text:style-name="T12">Hold down trigger to release. <text:s/>First bomb will release about 1.3 seconds after trigger is held, </text:span><text:span text:style-name="T14">second one will be 1</text:span><text:span text:style-name="T12">.5 sec </text:span><text:span text:style-name="T14">later</text:span><text:span text:style-name="T12">. <text:s/></text:span><text:span text:style-name="T23">You must press the trigger again</text:span><text:span text:style-name="T14"> to drop the second pair if you're carrying 4.</text:span></text:p>
        </text:list-item>
      </text:list>
      <text:p text:style-name="P22"><text:span text:style-name="T14"/></text:p>
      <text:p text:style-name="P23"><text:span text:style-name="T46">N</text:span><text:span text:style-name="T45">otes:</text:span></text:p>
      <text:list xml:id="list1051740211" text:style-name="L5">
        <text:list-item>
          <text:p text:style-name="P13">The HUD symbology is a little conservative, in testing I was able to get 2-3 km more than the computer recommended.</text:p>
        </text:list-item>
        <text:list-item>
          <text:p text:style-name="P13">The HUD symbology only works below 500m (because swedish operational standards mandated never flying above 500m inside an AO), but the weapon works fine above that, you just need to eyeball your range. </text:p>
          <text:list>
            <text:list-item>
              <text:p text:style-name="P13">Here are some benchmarks with a high-velocity release vs a sea level target</text:p>
              <text:list>
                <text:list-item>
                  <text:p text:style-name="P13">500m M0.95 10km</text:p>
                </text:list-item>
                <text:list-item>
                  <text:p text:style-name="P13">1000m M0.95 15km</text:p>
                </text:list-item>
                <text:list-item>
                  <text:p text:style-name="P13">2000m M0.95 20km</text:p>
                </text:list-item>
                <text:list-item>
                  <text:p text:style-name="P13">3000m M0.95 25km</text:p>
                </text:list-item>
                <text:list-item>
                  <text:p text:style-name="P13">4000m M0.95 30km</text:p>
                </text:list-item>
              </text:list>
            </text:list-item>
            <text:list-item>
              <text:p text:style-name="P13">Thus if you can afford to get high, you have a lot more standoff range. A 4000m 30km throw might let you snipe an SA-10 while staying out of range. </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6-24T11:44:45.054000000</dc:date>
    <meta:editing-duration>PT20H13M2S</meta:editing-duration>
    <meta:editing-cycles>39</meta:editing-cycles>
    <meta:generator>LibreOffice/7.4.5.1$Windows_X86_64 LibreOffice_project/9c0871452b3918c1019dde9bfac75448afc4b57f</meta:generator>
    <meta:document-statistic meta:table-count="0" meta:image-count="0" meta:object-count="0" meta:page-count="1" meta:paragraph-count="42" meta:word-count="612" meta:character-count="3250" meta:non-whitespace-character-count="2700"/>
  </office:meta>
</office:document-meta>
</file>